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 fo:wrap-option="wrap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draw:transform="rotate (1.5707963267949) translate (11.995cm 19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19.4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.001cm 16.5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16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.007cm 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13.5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1.998cm 13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1.997cm 7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10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cm 10.4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7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4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1.995cm 22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22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9.5cm 25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6:15:54.356000000</meta:creation-date>
    <dc:date>2022-05-30T16:43:04.187000000</dc:date>
    <meta:editing-duration>PT10M19S</meta:editing-duration>
    <meta:editing-cycles>3</meta:editing-cycles>
    <meta:generator>LibreOffice/7.2.7.2$Windows_X86_64 LibreOffice_project/8d71d29d553c0f7dcbfa38fbfda25ee34cce99a2</meta:generator>
    <meta:document-statistic meta:object-count="15"/>
  </office:meta>
</office:document-meta>
</file>